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06611d" style:font-size-asian="11pt" style:font-size-complex="11pt"/>
    </style:style>
    <style:style style:name="P3" style:family="paragraph" style:parent-style-name="Standard">
      <style:text-properties officeooo:paragraph-rsid="0006611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6611d" style:font-size-asian="10pt" style:font-size-complex="10pt"/>
    </style:style>
    <style:style style:name="P6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language="fr" fo:country="BE" style:font-name-complex="Calibri"/>
    </style:style>
    <style:style style:name="P7" style:family="paragraph" style:parent-style-name="UrbanBody">
      <style:text-properties style:font-name="arial"/>
    </style:style>
    <style:style style:name="P8" style:family="paragraph" style:parent-style-name="UrbanBody">
      <style:paragraph-properties fo:text-align="start" style:justify-single-word="false"/>
      <style:text-properties style:font-name="arial" fo:font-size="11pt" officeooo:paragraph-rsid="0006611d" style:font-size-asian="11pt" style:font-size-complex="11pt"/>
    </style:style>
    <style:style style:name="P9" style:family="paragraph" style:parent-style-name="UrbanTitle">
      <style:text-properties style:font-name="arial" style:text-underline-style="non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fo:language="fr" fo:country="BE" style:font-name-complex="Calibri"/>
    </style:style>
    <style:style style:name="T7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8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10"><text:span text:style-name="T15">do text</text:span></text:p><text:p text:style-name="P10"><text:span text:style-name="T15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5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8"><text:span text:style-name="T7">Ministère de la Région Wallonne<text:line-break/>Division de la Prévention et des Autorisations<text:line-break/>Direction de Namur<text:line-break/>Avenue Reine Astrid, 39<text:line-break/>5000<text:tab/>NAMUR<text:line-break/></text:span><text:span text:style-name="T8">RECOMMANDE</text:span></text:p>
          </table:table-cell>
        </table:table-row>
      </table:table>
      <text:p text:style-name="P3"/>
      <text:p text:style-name="P9">Transmis de plans modificatifs</text:p>
      <text:p text:style-name="P7"/>
      <text:p text:style-name="P7"><office:annotation><dc:creator>Gauthier Bastien</dc:creator><dc:date>2011-02-16T16:12:24</dc:date><text:p text:style-name="P10"><text:span text:style-name="T1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<text:span text:style-name="T1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<text:span text:style-name="T3"> </text:span><text:span text:style-name="T3"><text:text-input text:description="Situation des travaux">self.getWorkLocationSignaletic()</text:text-input></text:span></text:p>
      <text:p text:style-name="P7"/>
      <text:p text:style-name="P7"><text:span text:style-name="T12"/></text:p>
      <text:p text:style-name="P7"/>
      <text:p text:style-name="P7">Monsieur le Fonctionnaire Technique,</text:p>
      <text:p text:style-name="P7"/>
      <text:p text:style-name="P7"><text:span text:style-name="T9">Concerne</text:span> : Permis d’environnement sur base de l’Arrêté du Gouvernement Wallon du 04.07.2002 relatif à la procédure et à diverses mesures d’exécution du décret du 11.03.1999 relatif au permis d’environnement.</text:p>
      <text:p text:style-name="P7"/>
      <text:p text:style-name="P7"><text:span text:style-name="T6">J’ai l’honneur de vous adresser, sous ce pli, l</text:span><text:span text:style-name="T5">es plans modificatifs ainsi qu'une notice corollaire </text:span><text:span text:style-name="T6">dont objet sous rubrique et ce conformément à l’arrêté du gouvernement Wallon susmentionné.</text:span></text:p>
      <text:p text:style-name="P6"/>
      <text:p text:style-name="P7">Vous en souhaitant bonne réception, nous vous prions d’agréer, Monsieur le Fonctionnaire Technique, nos salutations distinguées.</text:p>
      <text:p text:style-name="P4"/>
      <text:p text:style-name="P4"/>
      <text:p text:style-name="P4">Pour la commune <text:text-input text:description="Misc-Commune">tool.getCityName(prefixed=True)</text:text-input>,</text:p>
      <text:p text:style-name="P4"/>
      <text:p text:style-name="P4"><text:text-input text:description="Agent traitant-Prénom">self.getFoldermanagers()[0].getName2()</text:text-input><text:s/><text:text-input text:description="Agent traitant-Nom">self.getFoldermanagers()[0].getName1()</text:text-input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7:48.895269952</dc:date>
    <dc:language>fr-FR</dc:language>
    <meta:editing-cycles>79</meta:editing-cycles>
    <meta:editing-duration>P1DT8H36M59S</meta:editing-duration>
    <meta:document-statistic meta:table-count="1" meta:image-count="0" meta:object-count="0" meta:page-count="1" meta:paragraph-count="15" meta:word-count="151" meta:character-count="1136" meta:non-whitespace-character-count="1020"/>
    <meta:user-defined meta:name="Info 1"/>
    <meta:user-defined meta:name="Info 2"/>
    <meta:user-defined meta:name="Info 3"/>
    <meta:user-defined meta:name="Info 4"/>
  </office:meta>
</office:document-meta>
</file>